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="Arrow" draw:marker-start-width="0.45cm" draw:marker-end="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174cm" style:use-optimal-column-width="false"/>
    </style:style>
    <style:style style:name="co2" style:family="table-column">
      <style:table-column-properties style:column-width="1.18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style:repeat="repeat"/>
      <style:paragraph-properties fo:border="0.08cm solid #000000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standard" draw:layer="layout" svg:width="14.098cm" svg:height="0.971cm" svg:x="1cm" svg:y="2.3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B</text:p>
              </table:table-cell>
              <table:table-cell>
                <text:p>B</text:p>
              </table:table-cell>
              <table:table-cell>
                <text:p>B</text:p>
              </table:table-cell>
              <table:table-cell>
                <text:p>B</text:p>
              </table:table-cell>
              <table:table-cell>
                <text:p>*</text:p>
              </table:table-cell>
              <table:table-cell>
                <text:p>*</text:p>
              </table:table-cell>
            </table:table-row>
          </table:table>
          <draw:image xlink:href="Pictures/TablePreview1.svm" xlink:type="simple" xlink:show="embed" xlink:actuate="onLoad"/>
        </draw:frame>
        <draw:path draw:style-name="gr1" draw:text-style-name="P1" draw:layer="layout" svg:width="5.935cm" svg:height="3.627cm" draw:transform="skewX (0.135612082879934) rotate (0.575260521457222) translate (6.617cm 2.08825903049977cm)" svg:viewBox="0 0 5936 3628" svg:d="m0 10704c3725 0 5936 3628 5936 3628">
          <text:p/>
        </draw:path>
        <draw:frame draw:style-name="standard" draw:layer="layout" svg:width="14.098cm" svg:height="0.971cm" svg:x="1cm" svg:y="5.8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*</text:p>
              </table:table-cell>
              <table:table-cell>
                <text:p>*</text:p>
              </table:table-cell>
              <table:table-cell>
                <text:p>B</text:p>
              </table:table-cell>
              <table:table-cell>
                <text:p>B</text:p>
              </table:table-cell>
              <table:table-cell>
                <text:p>B</text:p>
              </table:table-cell>
              <table:table-cell>
                <text:p>B</text:p>
              </table:table-cell>
              <table:table-cell>
                <text:p>A</text:p>
              </table:table-cell>
              <table:table-cell>
                <text:p>B</text:p>
              </table:table-cell>
            </table:table-row>
          </table:table>
          <draw:image xlink:href="Pictures/TablePreview2.svm" xlink:type="simple" xlink:show="embed" xlink:actuate="onLoad"/>
        </draw:frame>
        <draw:path draw:style-name="gr2" draw:text-style-name="P1" draw:layer="layout" svg:width="4.81cm" svg:height="3.218cm" draw:transform="skewX (0.518537320767417) rotate (0.804422252244035) translate (6.35199999849272cm 5.59208497673791cm)" svg:viewBox="0 0 4811 3219" svg:d="m0 16909c3020 0 4811 3219 4811 3219">
          <text:p/>
        </draw:path>
        <draw:frame draw:style-name="standard" draw:layer="layout" svg:width="14.098cm" svg:height="0.971cm" svg:x="1cm" svg:y="9.3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B</text:p>
              </table:table-cell>
              <table:table-cell>
                <text:p>B</text:p>
              </table:table-cell>
              <table:table-cell>
                <text:p>B</text:p>
              </table:table-cell>
              <table:table-cell>
                <text:p>*</text:p>
              </table:table-cell>
              <table:table-cell>
                <text:p>*</text:p>
              </table:table-cell>
              <table:table-cell>
                <text:p>A</text:p>
              </table:table-cell>
              <table:table-cell>
                <text:p>B</text:p>
              </table:table-cell>
            </table:table-row>
          </table:table>
          <draw:image xlink:href="Pictures/TablePreview3.svm" xlink:type="simple" xlink:show="embed" xlink:actuate="onLoad"/>
        </draw:frame>
        <draw:path draw:style-name="gr1" draw:text-style-name="P1" draw:layer="layout" svg:width="5.976cm" svg:height="3.993cm" draw:transform="skewX (0.443837228782074) rotate (0.7564256978142) translate (5.065cm 9.01564983831902cm)" svg:viewBox="0 0 5977 3994" svg:d="m0 20067c3750 0 5977 3994 5977 3994">
          <text:p/>
        </draw:path>
        <draw:custom-shape draw:style-name="gr3" draw:text-style-name="P1" draw:layer="layout" svg:width="0.642cm" svg:height="4.574cm" svg:x="0cm" svg:y="2.11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layer="layout" svg:width="3.914cm" svg:height="0.962cm" svg:x="-4.272cm" svg:y="3.78cm">
          <draw:text-box>
            <text:p>Primo livello</text:p>
          </draw:text-box>
        </draw:frame>
        <draw:frame draw:style-name="gr4" draw:layer="layout" svg:width="3.203cm" svg:height="3.095cm" svg:x="16.971cm" svg:y="2.305cm">
          <draw:text-box>
            <text:p>I=1</text:p>
            <text:p>J=12</text:p>
            <text:p>Da 5 a 11</text:p>
            <text:p>Da 9 a 5</text:p>
          </draw:text-box>
        </draw:frame>
        <draw:frame draw:style-name="gr4" draw:layer="layout" svg:width="2.898cm" svg:height="3.095cm" svg:x="17.009cm" svg:y="9.412cm">
          <draw:text-box>
            <text:p>I=1</text:p>
            <text:p>J=10</text:p>
            <text:p>Da 4 a 9</text:p>
            <text:p>Da 7 a 4</text:p>
          </draw:text-box>
        </draw:frame>
        <draw:frame draw:style-name="standard" draw:layer="layout" svg:width="14.098cm" svg:height="0.971cm" svg:x="1cm" svg:y="12.9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*</text:p>
              </table:table-cell>
              <table:table-cell>
                <text:p>*</text:p>
              </table:table-cell>
              <table:table-cell>
                <text:p>B</text:p>
              </table:table-cell>
              <table:table-cell>
                <text:p>B</text:p>
              </table:table-cell>
              <table:table-cell>
                <text:p>B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A</text:p>
              </table:table-cell>
              <table:table-cell>
                <text:p>B</text:p>
              </table:table-cell>
            </table:table-row>
          </table:table>
          <draw:image xlink:href="Pictures/TablePreview4.svm" xlink:type="simple" xlink:show="embed" xlink:actuate="onLoad"/>
        </draw:frame>
        <draw:path draw:style-name="gr2" draw:text-style-name="P1" draw:layer="layout" svg:width="3.856cm" svg:height="2.58cm" draw:transform="skewX (0.484154334503136) rotate (0.781732971968113) translate (5.13999999791564cm 12.6085636637174cm)" svg:viewBox="0 0 3857 2581" svg:d="m0 25139c2419 0 3857 2580 3857 2580">
          <text:p/>
        </draw:path>
        <draw:frame draw:style-name="standard" draw:layer="layout" svg:width="14.098cm" svg:height="0.971cm" svg:x="1cm" svg:y="16.1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B</text:p>
              </table:table-cell>
              <table:table-cell>
                <text:p>B</text:p>
              </table:table-cell>
              <table:table-cell>
                <text:p>*</text:p>
              </table:table-cell>
              <table:table-cell>
                <text:p>*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A</text:p>
              </table:table-cell>
              <table:table-cell>
                <text:p>B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3" draw:text-style-name="P1" draw:layer="layout" svg:width="0.642cm" svg:height="4.574cm" svg:x="0.038cm" svg:y="9.29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layer="layout" svg:width="4.757cm" svg:height="0.962cm" svg:x="-4.99cm" svg:y="11.036cm">
          <draw:text-box>
            <text:p>Secondo livell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essandro Bugatti</meta:initial-creator>
    <meta:creation-date>2011-10-19T16:17:51</meta:creation-date>
    <dc:date>2011-10-19T17:09:28</dc:date>
    <dc:creator>Alessandro Bugatti</dc:creator>
    <meta:editing-duration>PT00H51M45S</meta:editing-duration>
    <meta:editing-cycles>3</meta:editing-cycles>
    <meta:generator>OpenOffice.org/3.1$Linux OpenOffice.org_project/310m19$Build-9420</meta:generator>
    <meta:document-statistic meta:object-count="15"/>
  </office:meta>
</office:document-meta>
</file>